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Sans" svg:font-family="San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1.211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font-size-asian="10.5pt" style:font-style-asian="normal" style:font-weight-asian="normal" style:font-name-complex="Sans" style:font-size-complex="10.5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font-size-asian="10.5pt" style:font-style-asian="normal" style:font-weight-asian="normal" style:font-name-complex="Sans" style:font-size-complex="10.5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font-size-asian="10.5pt" style:font-style-asian="normal" style:font-weight-asian="normal" style:font-name-complex="Sans" style:font-size-complex="10.5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font-size-asian="10.5pt" style:font-style-asian="normal" style:font-weight-asian="normal" style:font-name-complex="Sans" style:font-size-complex="10.5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5" table:default-cell-style-name="ce5"/>
        <table:table-row table:style-name="ro1">
          <table:table-cell office:value-type="string" calcext:value-type="string">
            <text:p>Dex No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Primary Type</text:p>
          </table:table-cell>
          <table:table-cell office:value-type="string" calcext:value-type="string">
            <text:p>Secondary Type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Captured</text:p>
          </table:table-cell>
          <table:table-cell office:value-type="string" calcext:value-type="string">
            <text:p>Bonded</text:p>
          </table:table-cell>
          <table:table-cell office:value-type="string" calcext:value-type="string">
            <text:p>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3"/>
          <table:table-cell office:value-type="string" calcext:value-type="string">
            <text:p>~ = foss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3"/>
          <table:table-cell office:value-type="string" calcext:value-type="string">
            <text:p>* = ba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3"/>
          <table:table-cell office:value-type="string" calcext:value-type="string">
            <text:p>^ = my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4"/>
          <table:table-cell office:value-type="string" calcext:value-type="string">
            <text:p>! = legendar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r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aras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eno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enom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gl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ugt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y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ol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n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ime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owlit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rcan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liw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oliwhi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liwra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adab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lakaz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c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cho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cha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ell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eepin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ctree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entac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tacru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eodu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ave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ol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ony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apid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lowpo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lowb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gnem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gne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'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d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d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wg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i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hel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loy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st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a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eng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rowz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yp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rab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ing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olt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lectr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xeggc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xeggu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u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row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itmonl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itmonch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ckit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ff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eez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hy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hy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han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nge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angask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ors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ad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old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a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ar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arm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. M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cy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Jyn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lectabuz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gm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ins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u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gik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yarad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apr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it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ev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Vapor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olt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lar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ory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manyte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mastar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abuto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abutops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erodactyl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norl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rtic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ap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ol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rat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ragona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ragon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ewtwo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ew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hikori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aylee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egan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yndaqu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Qui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yphlo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otod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rocon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eraliga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entr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urr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ooth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octow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edy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L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pina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riad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rob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hinch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antu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ichu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leffa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gglybuff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ogepi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oge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a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Xa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r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laaf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mpha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elloss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r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zumar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udowo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olito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Hopp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kipl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Jumpl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ip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unk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unfl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Yan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o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Quags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sp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Umbr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urk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low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isdreav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U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obbuff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irafa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ine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orret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unspa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li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eel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nubb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ranb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Qwilf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ciz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hu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eracr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nea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ddiur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Ursa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lug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gcar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win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ilosw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rs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mor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Octill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eli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karm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ound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ound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Kingd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han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Donph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orygo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ant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mear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yrogue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Hitmon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moochum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lekid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by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ilt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liss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Raikou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Entei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uicune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Larvi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up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yrani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Lugi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o-oh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elebi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reec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rovy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cept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orch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ombus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lazi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udk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arshto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wamp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oochy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ightye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Zigzag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ino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Wurm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ilc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eautif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sc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ust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Lot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omb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udico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eed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uzl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hif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ai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wel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Wing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elip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a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Kir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ardevo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urs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asque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hroo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Brel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lak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Vigor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la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inc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Ninja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hedinj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Whism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oud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xp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akuhi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Hariya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zuril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ose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ki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lcat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abl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aw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air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gg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edit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Medic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Elec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anec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lus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Volb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Illu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ose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ul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wal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rv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harpe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Wail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Wail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um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meru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rko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po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rumpi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pi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rap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Vibr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Flyg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c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ctur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wa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lt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Zango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evi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una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ol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arbo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Whisc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orph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rawda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alt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layd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Lileep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radily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Anorith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rmaldo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eeb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Milo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s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Kecl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hup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Ban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usk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usclo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ropi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imec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bs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Wynaut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nor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lal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ph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eale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Walr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lampe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Hun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oreby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Relican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Luvd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helg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alam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eld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Met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Metagro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Regirock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Regice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Registeel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Latia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atio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Kyogre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roudon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Rayquaz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Jirachi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eoxys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urtw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ro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orter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him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Monfer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Inferna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Pipl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Prinpl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mpole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ar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arav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arap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Bido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Bibar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Kricke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Kricket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hi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ux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Luxr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udew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oser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ranidos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pardos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hieldon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Bastiodon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ur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Wormad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oth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om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Vespiq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achiri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ui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loatz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heru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herr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hell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astro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mbip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Drifl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Drifbl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Bune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opun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Mismag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Honchk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Glame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urug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hingling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un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kun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Bronz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Bronz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Bonsly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ime Jr.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Happiny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ha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pirit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G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Gab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Garcho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unchlax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iolu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Luc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Hippopo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ippow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koru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rap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roagu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oxicr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rniv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Finn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Lumin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Mantyke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n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bomasn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Weav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agnez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Lickilic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Rhyper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angrow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Electiv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agmor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oge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Yanme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Leaf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Glac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Glisc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amos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Porygon-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Gall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Probop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uskno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Frosl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o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Uxie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esprit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zel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Dialg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Palki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Heatran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Regigiga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iratin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resseli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hione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Manaphy^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arkrai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haymin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Arceus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Victini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niv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erv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erper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ep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ign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Embo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Oshawo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ewo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amuro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at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Watch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Lillip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Herd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out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Purrlo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Liep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an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imis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Pans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imis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Panp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imip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u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ushar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Pid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Tranqu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Unfez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lit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Zebstri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Roggenr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old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Gigali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Woo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woo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Drilb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Excadr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Aud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Timbur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Gurdur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onkeldur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Tymp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alpit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eismito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hro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aw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ewad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wadl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Leavan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Ven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Whirl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colipe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otton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Whimsico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Petil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Lillig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Bascu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and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Krokor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Krookod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Daruma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armani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arac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web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rus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crag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craf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igily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Yama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ofagrig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Tirtouga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rracosta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rchen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Archeops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Trubb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Garbod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Zor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Zoro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Mincc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incc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Gothi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Gothor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Gothite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olo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uo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Reunicl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Duckl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wan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Vanill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Vanill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Vanillux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eer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awsb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Emol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Karrab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Escaval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Foong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moongu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Frill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Jellic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lomom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Jol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Galvantu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Ferros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Ferroth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K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Kl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Klinkla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Tyna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Eelektr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Eelektro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Elgy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Beheey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Litw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Lamp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handel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x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Frax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Haxor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ubch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Bear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ryog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hel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Accel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unf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Mienf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iensh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Druddi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Gol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Golu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Pawni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Bis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Bouffa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Ruff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Bravi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Vulla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andibuz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Heat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D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De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Zweil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Hydreig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Larv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Volcaro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obalion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Terrakion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Virizion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ornadu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ying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Thunduru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Reshiram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Zekrom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Landoru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Kyurem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Keldeo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eloetta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Genesect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hes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Quilla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hesnau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Fenne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Braix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Delph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roak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Frogad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Greninj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Bunnel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Diggers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Fletch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Fletch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Talonfl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catter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pew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Vivil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Litl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yro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Flabéb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Flo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lor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kid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Gogo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Panc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Pang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Furfr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Espur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Meows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Hon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Dou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egis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pritz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Aromati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wirl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lurp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Ink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Malam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Bin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Barbarac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kre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Dragal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laun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lawit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Heliopt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Helioli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Tyrunt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Tyrantrum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Amaura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Aurorus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ylv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Hawluc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ed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rb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Go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liggo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Good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Klef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Phant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Treven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Pumpkab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Gourge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Bergm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Avalu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Noi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Noive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Xernea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Yveltal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Zygarde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Diancie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oopa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Volcanion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Row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Dartr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Deciduey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it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Torrac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Incinero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Poppl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Brio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Primar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Pikip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Trumb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Toucan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Yungo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Gumsho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Grubb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harjab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Vikav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rabra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rabomin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Orico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utief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Ribomb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Rockr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Lycanro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Wishiwas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Marea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Toxap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Mudb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Muds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ew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Araquan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Foman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Luran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Morel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hiino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alan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alazz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uf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Bew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Bounsw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een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Tsare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omf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Orangu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Passim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Wimp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Golisop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andyg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Paloss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Pyukumuk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Type: 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ilval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Mi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Kom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Turton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Togedema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Mimik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Brux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Dram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Dhel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Jangmo-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Hakamo-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Kommo-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Tapu Koko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Tapu Lele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Tapu Bulu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Tapu Fini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osmog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osmoem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olgaleo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Lunal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Nihilego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Buzzwole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Pheromosa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Xurkitree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elesteela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Kartana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Guzzlord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Necrozm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Magearna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Marshadow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Poipole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Naganadel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akataka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Blacephalon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Zeraora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Meltan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Melmetal^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Groo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Thwac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Rillab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corbu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Rab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inder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ob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Drizz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Intele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kwov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Greed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Rookid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ying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orvisqu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ying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orvi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Blip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Dott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Orbee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Nic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Thiev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Gossifl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Eldeg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Woo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Dubw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hew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Dredn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Ya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Boltu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Rolyco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rk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oaloss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App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Flap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Applet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ilico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andacon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ramo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Arrok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Barraskew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Toxe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Toxtri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izzl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entisk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lobbo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Grapplo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inist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Polteage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Hate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Hattr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Hatte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Impid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Morgr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Grimmsna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Obstago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Perrse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urso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irfetch'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Mr. R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Runerig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Mil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Alcrem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Falin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Pincurch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n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Frosm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onjour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Eisc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Indeed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Morpe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u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opperaj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Dracozolt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Arctozolt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Dracovish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Arctovish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Duralu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Dree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Drakl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Dragap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Zacian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Zamazent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table:style-name="ce2" office:value-type="string" calcext:value-type="string">
            <text:p>Eternatus!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oison</text:p>
          </table:table-cell>
          <table:table-cell table:style-name="ce4" office:value-type="string" calcext:value-type="string">
            <text:p>Dragon</text:p>
          </table:table-cell>
          <table:table-cell table:style-name="ce4" table:number-columns-repeated="3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Sans" svg:font-family="San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4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4P2" style:volatile="true">
      <number:currency-symbol/>
      <loext:fill-character> </loext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2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2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2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.4098in" fo:margin-right="0.4098in" style:first-page-number="continue" style:scale-to="100%" style:writing-mode="lr-tb" style:print="annotations charts drawings objects zero-values"/>
      <style:header-style>
        <style:header-footer-properties fo:min-height="0.2953in" fo:margin-left="0.3382in" fo:margin-right="0.3382in" fo:margin-bottom="0in"/>
      </style:header-style>
      <style:footer-style>
        <style:header-footer-properties fo:min-height="0.2953in" fo:margin-left="0.3382in" fo:margin-right="0.3382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7:23:58.625374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7T09:48:32.873132785</meta:creation-date>
    <dc:date>2020-05-12T17:24:15.196523128</dc:date>
    <meta:editing-duration>PT3M34S</meta:editing-duration>
    <meta:editing-cycles>2</meta:editing-cycles>
    <meta:generator>LibreOffice/6.3.5.2$Linux_X86_64 LibreOffice_project/30$Build-2</meta:generator>
    <meta:document-statistic meta:table-count="1" meta:cell-count="4011" meta:object-count="0"/>
  </office:meta>
</office:document-meta>
</file>